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color="#008000" fo:font-weight="bold" style:font-weight-asian="bold" style:font-weight-complex="bold"/>
    </style:style>
    <style:style style:name="P4" style:family="paragraph" style:parent-style-name="Standard">
      <style:text-properties fo:color="#800000"/>
    </style:style>
    <style:style style:name="P5" style:family="paragraph" style:parent-style-name="Standard">
      <style:text-properties fo:color="#4b1f6f" fo:font-style="italic" style:font-style-asian="italic" style:font-style-complex="italic"/>
    </style:style>
    <style:style style:name="P6" style:family="paragraph" style:parent-style-name="Preformatted_20_Text">
      <style:text-properties fo:color="#008000" fo:font-weight="bold" style:font-weight-asian="bold" style:font-weight-complex="bold"/>
    </style:style>
    <style:style style:name="P7" style:family="paragraph" style:parent-style-name="Preformatted_20_Text">
      <style:paragraph-properties fo:margin-top="0cm" fo:margin-bottom="0.499cm"/>
      <style:text-properties fo:color="#008000" fo:font-weight="bold" style:font-weight-asian="bold" style:font-weight-complex="bold"/>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style:style style:name="T6" style:family="text">
      <style:text-properties fo:color="#008000" fo:font-weight="bold" style:font-weight-asian="bold" style:font-weight-complex="bold"/>
    </style:style>
    <style:style style:name="T7" style:family="text">
      <style:text-properties fo:color="#008000" style:font-name="文泉驿正黑" fo:font-weight="bold" style:font-name-asian="文泉驿正黑" style:font-weight-asian="bold" style:font-name-complex="文泉驿正黑" style:font-weight-complex="bold"/>
    </style:style>
    <style:style style:name="T8" style:family="text">
      <style:text-properties fo:color="#800000"/>
    </style:style>
    <style:style style:name="T9" style:family="text">
      <style:text-properties fo:color="#800000" fo:font-weight="bold" style:font-weight-asian="bold" style:font-weight-complex="bold"/>
    </style:style>
    <style:style style:name="T10" style:family="text">
      <style:text-properties fo:color="#0000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soft-page-break/><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3">不要超过64</text:span></text:p>
      <text:p text:style-name="Standard"><text:tab/></text:p>
      <text:p text:style-name="Standard"><text:tab/><text:span text:style-name="T4">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soft-page-break/><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text:soft-page-break/>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4">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text:soft-page-break/>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4">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P1"><text:tab/>sc_start函数原型参见代码</text:p>
      <text:p text:style-name="P1"><text:tab/>sc_stop函数控制仿真的停止。一旦遇到sc_stop()，systemc调度器就会停止运行。</text:p>
      <text:p text:style-name="P1"><text:tab/>sc_simulation_time()，在仿真中，经常需要知道当前的仿真时间以分析仿真结果是否与语气相符，</text:p>
      <text:p text:style-name="P1"><text:tab/><text:tab/>该函数返回当前仿真时间的双整型值。</text:p>
      <text:h text:style-name="Heading_20_3" text:outline-level="3"><text:soft-page-break/>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h text:style-name="Heading_20_1" text:outline-level="1"><text:soft-page-break/>寄存器传输级systemc设计</text:h>
      <text:p text:style-name="Standard"><text:tab/>RTL设计的重要特性是可以被综合器综合为门级电路，而门级电路最终可以实现为专用集成电路或者下载到FPGA/CPLD。</text:p>
      <text:h text:style-name="Heading_20_2" text:outline-level="2">systemc寄存器传输级设计和综合</text:h>
      <text:h text:style-name="Heading_20_3" text:outline-level="3">综合</text:h>
      <text:p text:style-name="Standard"><text:tab/>寄存器传输级设计的重要特征是可以综合。综合是指将RTL或者行为级的硬件描述语言的描述转换为满足约束条件的网表的过程。</text:p>
      <text:p text:style-name="Standard"><text:tab/>对一个电子系统的描述可以有不同的层次，主要的层次按照其抽象程度由高到底，可分为系统级、算法级，也称为行为级、寄存器传输级、门级、和开关级。</text:p>
      <text:p text:style-name="Standard"><text:tab/><text:span text:style-name="T3">系统级</text:span><text:tab/><text:tab/><text:tab/>：对整个系统功能的定义和结构的探索。</text:p>
      <text:p text:style-name="Standard"><text:tab/><text:span text:style-name="T3">算法级</text:span><text:tab/><text:tab/><text:tab/>：确保一些核心算法和系统行为的正确。</text:p>
      <text:p text:style-name="Standard"><text:tab/><text:span text:style-name="T3">寄存器传输级<text:tab/></text:span>：利用组合逻辑和时序逻辑来描述电路。</text:p>
      <text:p text:style-name="Standard"><text:tab/><text:span text:style-name="T4">门级</text:span><text:tab/><text:tab/><text:tab/>：偏重工艺描述</text:p>
      <text:p text:style-name="Standard"><text:tab/><text:span text:style-name="T4">开关级<text:tab/></text:span><text:tab/><text:tab/>：</text:p>
      <text:p text:style-name="Standard"><text:tab/>由于寄存器传输级描述了电路的结构，但又不像门级描述一样需要太多的细节，从而保持了适当的抽象，成为逻辑综合的起点。</text:p>
      <text:p text:style-name="Standard"><text:tab/>逻辑综合工具使用两个主要阶段对寄存器传输级设计进行处理。第一个阶段是将设计读入并且进行分析并化简。第二个阶段是工艺映射，将第一阶段读入的设计转换为与元件库中的元件相匹配的形式。</text:p>
      <text:p text:style-name="Standard"><text:tab/>为了让综合器能够正确的把我们的设计综合为需要的电路结构，我们必须遵守一定的设计规范。因为有些systemc的语言结构，综合器并不支持，有时候用不同的代码描述的同一设计，仿真行为相同，但综合后的电路结构大不一样，效率差别也大。</text:p>
      <text:p text:style-name="P3"/>
      <text:p text:style-name="P3"><text:tab/><text:bookmark text:name="best-content-911500348"/>1、verilog建模方式分为：行为级和结构级</text:p>
      <text:p text:style-name="P6"><text:tab/>2、行为级建模包括系统级、算法级和RTL级</text:p>
      <text:p text:style-name="P7"><text:tab/>3、结构级也称为“门级和开关级”，包含模块实例和基本元件实例</text:p>
      <text:p text:style-name="Standard"><text:tab/><text:span text:style-name="T5">systemc也一样</text:span></text:p>
      <text:p text:style-name="Standard"/>
      <text:h text:style-name="Heading_20_3" text:outline-level="3">为什么要使用systemc进行RTL建模</text:h>
      <text:p text:style-name="Standard"><text:tab/>前提：系统设计者已经创建了一个基于systemc的SOC系统级结构模型，在这种情况下开发一个周边设备。会有如下问题：</text:p>
      <text:p text:style-name="Standard"><text:tab/>1、表述问题</text:p>
      <text:p text:style-name="Standard"><text:tab/>如果使用verilog的综合工具，需要重写systemc的代码。这会花很多时间，而且容易出错。也可以使用systemc来进行周边设备的综合，这样就可以直接利用系统级设计已经完成的工作，把抽象的、不可综合的代码利用一定规则，重新修改为可综合代码。这个过程大大减少出错的可能。</text:p>
      <text:p text:style-name="Standard"><text:soft-page-break/><text:tab/>2、验证重用</text:p>
      <text:p text:style-name="Standard"><text:tab/>使用verilog的流程，还要重写测试平台来验证代码是否正确，而在给予systemc的综合设计流程中，可以直接利用systemc的可执行设计规范，作为系统级验证环境，来验证重写的代码。</text:p>
      <text:p text:style-name="Standard"><text:tab/>3、工作效率</text:p>
      <text:p text:style-name="Standard"><text:tab/>修改比重写快，验证修改的设计比验证重写的设计快，所以效率高</text:p>
      <text:h text:style-name="Heading_20_2" text:outline-level="2">RTL风格的systemc编程</text:h>
      <text:p text:style-name="Standard"><text:tab/>描述systemc和c++的RTL风格语言要素</text:p>
      <text:h text:style-name="Heading_20_3" text:outline-level="3">定义模块和进程</text:h>
      <text:p text:style-name="Standard"><text:tab/>模块是systemc的基本构件，一个典型模块可能包含：</text:p>
      <text:p text:style-name="Standard"><text:tab/>1、单个或多个RTL进程，用来描述组合或者时序逻辑</text:p>
      <text:p text:style-name="Standard"><text:tab/>2、多个RTL模块，描述层次化</text:p>
      <text:p text:style-name="Standard"><text:tab/>3、一个或多个成员函数，执行具体硬件动作</text:p>
      <text:p text:style-name="Standard"><text:tab/>进程的触发是靠敏感表来进行。敏感表规定了能够触发进程的输入和输出端口。我们可以定义电平触发的敏感输入信号，用来对组合逻辑电路进行建模，也可以定义边沿触发的敏感信号，用来对时序逻辑电路进行建模。</text:p>
      <text:p text:style-name="Standard"><text:tab/>进程间主要利用信号来相互通信，一个进程对链接它和另外一个进程的信号赋新知值，能够触发另外一个进程的执行。</text:p>
      <text:p text:style-name="Standard"><text:tab/>进程间也可以利用变量来进行通信，但实际设计中应尽量不要使用变量来进行进程之间的通信。因为进程是以随即顺序来执行的，而变量的交换是与执行顺序有关的。这样就会有不确定因素。</text:p>
      <text:p text:style-name="Standard"><text:tab/>systemc提供三种进程类型，但对于RTL，我们只能使用SC_METHOD。</text:p>
      <text:h text:style-name="Heading_20_3" text:outline-level="3">创建模块</text:h>
      <text:p text:style-name="Standard"><text:tab/>对于一个模块，可以声明任意数量的sc_in, sc_out和sc_inout型端口。为了从一个输出端口都去数据，我们可以把它声明为一个sc_inout型的端口，而不仅仅是一个sc_out型端口。也就是说sc_inout型端口可能描述的不是一个双向端口，而仅仅是一个内部模块也能访问的输出端口。</text:p>
      <text:p text:style-name="Standard"><text:tab/>端口与信号相互链接，数据类型必须相同。为了能够综合，每个端口的数据类型必须要被声明为可综合的数据类型之一。</text:p>
      <text:p text:style-name="Standard"><text:tab/>可综合风格的systemc代码只能用SC_METHOD类型的进程。该进程的返回类型必须被声明为void型，而且不带入口参数。可以在模块里声明不是进程的成员函数，它可以被进程调用。非进程的成员函数可返回任意的可综合的数据类型。</text:p>
      <text:p text:style-name="Standard"><text:tab/>每个模块都需要一个构造器，他的作用：</text:p>
      <text:p text:style-name="Standard"><text:tab/>1、注册进程</text:p>
      <text:p text:style-name="Standard"><text:tab/>2、定义SC_METHOD的敏感表</text:p>
      <text:p text:style-name="Standard"><text:tab/>对于可综合代码，除了上述两种语句外，其余的语句不允许出现在构造器中。</text:p>
      <text:h text:style-name="Heading_20_3" text:outline-level="3"><text:soft-page-break/>定义敏感表</text:h>
      <text:p text:style-name="Standard"><text:tab/>能够与一个SC_METHOD进程交互作用的信号集合被称为这个进程的敏感表。在敏感表声明中，可以使用sensitive()，sensitive_pos()或者sensitive_neg()函数，也可以使用字符串形式的声明sensitive, sensitive_pos或者sensitive_net。</text:p>
      <text:p text:style-name="Standard"><text:tab/>可综合代码的敏感表必须是完备的，不完备的敏感表综合以后会产生不应该出现的锁存器，从而导致综合结果不够优化、综合前后的仿真结果可能不一致，并且不利于静态时序分析。这一点对组合逻辑非常重要。对于组合逻辑，我们需要把组合逻辑进程的所有输入全部放到进程的敏感表中。</text:p>
      <text:p text:style-name="P4"><text:tab/>定义敏感表时，需要注意一下两点：</text:p>
      <text:p text:style-name="P4"><text:tab/>1、不能在要综合的同一进程中同时指定边沿触发和电平触发输入。</text:p>
      <text:p text:style-name="P4"><text:tab/>2、不能把时钟声明为sc_logic类型，只能将其声明为sc_in&lt;bool&gt;或者sc_in_clk型。</text:p>
      <text:h text:style-name="Heading_20_3" text:outline-level="3">信号和变量的读写</text:h>
      <text:p text:style-name="Text_20_body"><text:tab/>读写端口的时候，推荐的编程风格是使用read()和write()方法。读写变量的时候，推荐的编程风格是使用赋值算子。</text:p>
      <text:p text:style-name="Text_20_body"><text:tab/>我们只能对端口和信号的所有位进行读写，而不能对一些特定的位进行读写。要对端口或者信号进行特定比特位的选择，首先把值读入一个中间值，然后对这个中间值进行位选择。</text:p>
      <text:p text:style-name="Standard"><text:tab/>当我们给一个变量赋值时，赋值语句等号右端的值会立刻被送到左端。这和对信号和端口赋值明显不同。</text:p>
      <text:h text:style-name="Heading_20_1" text:outline-level="1">SystemC行为建模</text:h>
      <text:h text:style-name="Heading_20_2" text:outline-level="2">行为级建模的目的</text:h>
      <text:p text:style-name="Standard"><text:tab/>几乎所有的硬件描述语言都支持行为级建模。对于systemc，行为级建模似乎更加重要。行为建模的主要目的是从更高层次描述系统的行为，从而减少仿真时间以加速设计收敛。特别的，有些行为描述可以通过行为综合工具进行综合而得到RTL代码。这往往比设计者自己完成寄存器传输级设计效率更高、性能更好。</text:p>
      <text:p text:style-name="Standard"><text:tab/>当要建模的目标系统十分复杂时，利用行为模型迅速建模，使得设计者对目标设计有更清楚的理解，则有利于软硬件划分、减少系统功耗。给予行为模型的软硬件系统验证更使得设计初期就可以对软件进行初步调试，从而节省设计周期，这也是当前进行行为建模的主要目的之一。</text:p>
      <text:p text:style-name="Standard"><text:tab/>SystemC行为级建模中一个很重要的概念被称为交易级建模&lt;transaction level modeling&gt;。</text:p>
      <text:h text:style-name="Heading_20_2" text:outline-level="2">接口、端口和通道的基本概念</text:h>
      <text:p text:style-name="Standard"><text:tab/>为了支持进程同步和通信细化，systemc定义了接口&lt;interface&gt;、端口&lt;port&gt;和通道&lt;channel&gt;。</text:p>
      <text:p text:style-name="Standard"><text:tab/><text:span text:style-name="T3">接口：</text:span></text:p>
      <text:p text:style-name="Standard"><text:tab/>在systemc中，接口是一个C++抽象类。这种抽象类的特点是它定义了一组抽象方法，但不定义这些方法的具体实现，这些方法都以纯虚函数的方式出现。</text:p>
      <text:p text:style-name="Standard"><text:tab/><text:span text:style-name="T3">通道：</text:span></text:p>
      <text:p text:style-name="Standard"><text:tab/>通道实现一个或者多个接口。也就是说，通道必须继承一个或者多个接口，这些接口中定义的抽象方法<text:soft-page-break/>必须在通道中实现。通过端口，模块中的进程可以链接到通道并使用通道提供的方法。端口总是与一定的接口类型相关联，端口只能链接到实现了该类接口的通道上。</text:p>
      <text:p text:style-name="Standard"><text:tab/>通道分为基本通道和分层通道。基本通道是非结构化的，它不包含进程，也不能直接读写其他基本通道。而分层通道是一个特殊模块，它可以包含字模块和进程，当然也可以直接读写其他通道。</text:p>
      <text:p text:style-name="Standard"><text:tab/>这种接口的定义和实现分开的方法是面向对象中的一个重要概念，称为接口方法调用。一个进程通过端口调用通道提供的方法，但它不必知道具体的方法如何实现。通道自己实现了具体的方法，但自己却不能调用。</text:p>
      <text:h text:style-name="Heading_20_2" text:outline-level="2">端口</text:h>
      <text:p text:style-name="Standard"><text:tab/>systemc的基本类型包括sc_in&lt;T&gt;、sc_out&lt;T&gt;、sc_inout&lt;T&gt;。利用它们，我们就可以完成RTL级设计。为了满足行为建模的需要，systemc允许用户自己定义端口类型。</text:p>
      <text:h text:style-name="Heading_20_3" text:outline-level="3">自定义端口</text:h>
      <text:p text:style-name="Standard"><text:tab/>端口与特定的通道接口相连，或者同父模块的端口相连。进程通过特定的端口调用通道的接口提供的方法。对于基本的端口类型，可以调用的接口方法有write()和read()，但这些在有些情况下是不能够满足我们的要求的。比如：</text:p>
      <text:p text:style-name="Standard"><text:tab/>1、当端口与总线接口或者存储器接口相连的时候，需要同时提供地址和数据</text:p>
      <text:p text:style-name="Standard"><text:tab/>2、进程可能需要了解通道的状态信息。</text:p>
      <text:p text:style-name="Standard"><text:tab/>3、高层次建模中与数据读写无关的一些操作，如复位操作</text:p>
      <text:p text:style-name="Standard"><text:tab/>4、高层次建模中的进程的动态敏感，如wait_for_response()、wait_for_request()。</text:p>
      <text:p text:style-name="Standard">端口定义方法：</text:p>
      <text:p text:style-name="Standard">sc_port&lt;interfaceType, ChannelNumber = 1&gt;</text:p>
      <text:p text:style-name="Standard">interfacetype是端口所要链接的通道的接口类型， <text:s/>channelnumber代表端口所要链接的最大通道数，默认为1，当链接数目未定时可以使用0，代表可以一个端口链接无穷多个通道。</text:p>
      <text:h text:style-name="Heading_20_3" text:outline-level="3">端口基类sc_port&lt;IF, N&gt;</text:h>
      <text:p text:style-name="Standard"><text:tab/>该类是所有端口的基类，是一个模版类。IF是接口类型，N是所链接的同一类型的通道数目，也就是接口数，缺省是1。</text:p>
      <text:p text:style-name="Standard"><text:tab/>重载操作符operator()(IF &amp; interface) 用于将端口与接口绑定起来，实现端口与通道的接口的互通，这是端口的最基本操作。操作符operator()用于将端口与父模块的端口绑定起来，使端口支持分层的模块化设计。IF *operator-&gt;()和const IF *operator-&gt;() const实现接口方法的调用。利用size()可以查询当前端口所链接的同一类型的接口数。当多个接口链接到同一个端口上时，可以利用operator[](int index)来调用不同的接口的方法。</text:p>
      <text:h text:style-name="Heading_20_3" text:outline-level="3">直接通道调用</text:h>
      <text:p text:style-name="Standard"><text:tab/>对于很多HDL设计经验的读者，端口的存在似乎是自然的和必须的；但对于长期从事软件设计的设计者来说，直接调用通道的方法而不使用端口才似乎是自然的。</text:p>
      <text:p text:style-name="Standard"/>
      <text:p text:style-name="Standard"><text:soft-page-break/><text:tab/>在systemc中并不允许这样做。systemc规定了不同的模块之间进行通信必须通过端口。通过端口，有利于设计重用，而且通过端口还可以进行静态的或者动态的设计规则检查，或者附加属性，如优先级、建立和保持时间、在FPGA中是否允许使用I/O逻辑块的寄存器等。</text:p>
      <text:p text:style-name="Standard"><text:tab/>在同一模块内，各个进程之间也需要通信，他们可以通过共享变量、握手信号、模块内通道等方式通信。如果它们直接的通信是通过模块内通道，则此时不需要通过端口，即所谓直接通道调用。</text:p>
      <text:p text:style-name="Standard"><text:tab/>systemc中与定义了许多通道如：sc_fifo, sc_mutex等。</text:p>
      <text:h text:style-name="Heading_20_2" text:outline-level="2">通道基础</text:h>
      <text:p text:style-name="Standard"><text:tab/>系统抽象的三个关键是行为、时序和通信。从广义上来讲，模块是系统行为的主要载体，通道则是通信的主要载体。而通道本身也可能是模块，也表现出一定的行为。</text:p>
      <text:p text:style-name="Standard"><text:tab/>在systemc中，接口本身只是定义了一组通信方法，而不具体负责这些方法如何实现。通道才是这些接口方法的实现者。通道可以实现一个或者多个接口。同时通道也可以链接两个或者多个模块。systemc允许用户自己定义通道，以实现多样的抽象系统模型。</text:p>
      <text:p text:style-name="Standard"><text:tab/>systemc中的通道分为两中，基本通道和分层通道。基本通道不包含任何进程，也不对外展现任何可见结构，他们也不能够直接的或者间接的调用其他基本通道，像sc_mutex。而分层的通道本身是一个模块，当然可以包含进程、子模块。也可以包含和调用其他通道。</text:p>
      <text:h text:style-name="Heading_20_3" text:outline-level="3">通道的同步规则</text:h>
      <text:p text:style-name="Standard"><text:tab/>systemc的通道允许并行的动作，这就涉及到同步的问题。比如：在同一时钟的上升沿既读又写，则读的结果应该是写入之前的值。通用的做法是将通道的操作分为两个部分进行，即所谓的<text:span text:style-name="T9">“求值-更新”</text:span>过程。在求值阶段，新的结果被记录，同时保存原有的结果。如果是读操作，则在求值阶段将原有的结果返回，如果是写操作，则接着执行更新过程，真正将新的数据写入。可以看出，更新过程并不是必须的，比如读操作和状态查询操作。</text:p>
      <text:p text:style-name="Standard"><text:tab/>所有的基本通道都有sc_prim_channel继承而来，sc_prim_channel完成的是对<text:span text:style-name="T9">“求值-更新”</text:span><text:span text:style-name="T10">过程的基本支持。</text:span></text:p>
      <text:h text:style-name="Heading_20_3" text:outline-level="3">静态规则检查</text:h>
      <text:p text:style-name="Standard"><text:tab/>设计过程中有一些不能违反的设计规则，如一个sc_signal&lt;T&gt;只能被一个进程驱动，一个sc_fifo&lt;T&gt;只能链接一个读端口和一个写端口等。在设计中进行规则检查能够尽早发现设计中产生的一些不合理性。</text:p>
      <text:p text:style-name="Standard"><text:tab/>设计规则检查分为静态规则检查和动态规则检查。静态规则检查是指在系统运行前进行的静态检查，比如一个sc_fifo&lt;T&gt;只能链接一个读端口和一个写端口的检查。但是只有静态规则检查是不够的，有些规则检查必须在运行时间进行，这就是动态检查。比如，一个sc_signal&lt;T&gt;只能被一个进程驱动的规则只能在运行时动态地进行检查。</text:p>
      <text:p text:style-name="Standard"><text:tab/>systemc约定：当一个端口与一个通道相链接，这时相应通道的：register_port()函数就会被调用。用户可以自己重载这个函数进行专门的静态设计规则检查。</text:p>
      <text:h text:style-name="Heading_20_3" text:outline-level="3">动态规则检查</text:h>
      <text:p text:style-name="Standard"><text:tab/></text:p>
      <text:h text:style-name="Heading_20_3" text:outline-level="3"><text:soft-page-break/>通道的属性</text:h>
      <text:p text:style-name="Standard"><text:tab/>通道的属性描述的是通道的一些特征，比如：所链接到通道的端口的优先级，由通道制定各个端口的优先级显然比各个端口自己来指定自己的优先级要好些，因为这样的端口可以不管自己的优先级，而由通道做全局的设置，这样也有助于接口与实现分开。对于通道属性的概念，后面详细讨论。</text:p>
      <text:h text:style-name="Heading_20_2" text:outline-level="2">基本通道</text:h>
      <text:p text:style-name="Standard"><text:tab/>基本通道不包含任何进程，也不对外展现出任何可见结构，他们也不能够直接的或者间接的调用其他基本通道。</text:p>
      <text:p text:style-name="Standard"><text:tab/>sc_signal&lt;T&gt;, <text:s/>sc_signal_rv&lt;N&gt;</text:p>
      <text:p text:style-name="Standard"><text:tab/>sc_mutex</text:p>
      <text:p text:style-name="Standard"><text:tab/>sc_fifo&lt;T&gt;</text:p>
      <text:p text:style-name="Standard"><text:tab/>sc_semaphore</text:p>
      <text:p text:style-name="Standard"><text:tab/>sc_buffer&lt;T&gt;</text:p>
      <text:h text:style-name="Heading_20_3" text:outline-level="3">sc_signal&lt;T&gt;、sc_signal_rv&lt;T&gt;和sc_buffer&lt;T&gt;</text:h>
      <text:p text:style-name="Standard"><text:tab/>sc_signal&lt;T&gt;是最基本通道，用于链接模块的基本端口sc_in&lt;T&gt;, sc_out&lt;T&gt;, sc_inout&lt;T&gt;。sc_signal&lt;T&gt;的设计规则最多只有一个sc_out&lt;T&gt;或者sc_inout&lt;T&gt;可以链接到sc_signal&lt;T&gt;,否则就会产生典型的多驱动情况， sc_signal&lt;T&gt;可能会在同一时刻被赋予不同的值，将导致系统行为的不确定性。可以有多个sc_in&lt;T&gt;同时链接到sc_signal&lt;T&gt;，这将导致一个信号的值被赋给多个信号，这是允许的，也是应该的。</text:p>
      <text:p text:style-name="Standard"><text:tab/>sc_signal_rv&lt;T&gt;是所谓解析的信号通道，它允许同时有多个端口链接到其上并进行写操作。</text:p>
      <text:p text:style-name="Standard"><text:tab/>sc_buffer&lt;T&gt;继承于sc_signal&lt;T&gt;：sc_buffer&lt;T&gt;不管write()写的数据是否与原数据相同，都要求进行数据更新；而sc_signal&lt;T&gt;首先要检查新数据是否与原数据相同，如果不相同才进行更新。这是唯一区别。</text:p>
      <text:h text:style-name="Heading_20_3" text:outline-level="3">sc_mutex</text:h>
      <text:p text:style-name="Standard"><text:tab/>互斥。。。。。</text:p>
      <text:h text:style-name="Heading_20_3" text:outline-level="3">sc_fifo&lt;T&gt;</text:h>
      <text:p text:style-name="Standard"><text:tab/>systemc库已经实现好的FIFO通道。</text:p>
      <text:h text:style-name="Heading_20_3" text:outline-level="3">sc_semphore</text:h>
      <text:p text:style-name="Standard"><text:tab/>信号量。。。。</text:p>
      <text:h text:style-name="Heading_20_2" text:outline-level="2">分层通道</text:h>
      <text:h text:style-name="Heading_20_3" text:outline-level="3">分层通道定义</text:h>
      <text:p text:style-name="Standard"><text:tab/>基本通道只实现了一个或者多个特定的接口，但不具有任何的可见结构。而分层通道则具有可见结构，包含进程，可以直接调用其他通道，它是一个实现了一个或者多个接口的模块。</text:p>
      <text:p text:style-name="Standard"><text:soft-page-break/><text:tab/>分层通道能够建模复杂的硬件模块。一个典型的可以用分层通道建模的例子就是片上总线。目前流行的片上总线有OCB，AMBA，OPB等。一个利用分层通道实现片上总线是一个抽象的行为模型，它与所采用的具体总线架构无关，具有很好的重用性。</text:p>
      <text:p text:style-name="Standard"><text:tab/><text:span text:style-name="T6">一般，一下情况可以考虑使用基本通道：</text:span></text:p>
      <text:p text:style-name="Standard"><text:tab/>1、当需要使用“求值-更新”的策略时。</text:p>
      <text:p text:style-name="Standard"><text:tab/>2、当通道的功能特别基本，很难划分成独立的功能块时。</text:p>
      <text:p text:style-name="Standard"><text:tab/>3、仿真速度对于设计十分关键，使用基本通道能够减少<text:span text:style-name="T1">▲周期，节省仿真时间。</text:span></text:p>
      <text:p text:style-name="P1"><text:tab/>4、当使用进程没有明显的意义时。</text:p>
      <text:p text:style-name="Standard"><text:span text:style-name="T1"><text:tab/></text:span><text:span text:style-name="T7">建议使用分层通道：</text:span></text:p>
      <text:p text:style-name="P1"><text:tab/>1、当通道的结构层次很明显，用户需要了解通道的底层结构时。</text:p>
      <text:p text:style-name="P1"><text:tab/>2、当通道应该包含进程时。</text:p>
      <text:h text:style-name="Heading_20_3" text:outline-level="3">一般分层通道</text:h>
      <text:p text:style-name="Standard"><text:tab/>凡是通道中例化其他通道的情况都可以归入一般分层通道之列。</text:p>
      <text:h text:style-name="Heading_20_3" text:outline-level="3">特殊分层通道</text:h>
      <text:p text:style-name="Standard"><text:tab/>合成通道称为特殊分层通道，它间接的体现了通道的层次行。通过合成通道，一个模块可以利用端口穿越了一个以上的通道进行间接通道调用。</text:p>
      <text:p text:style-name="Standard"><text:tab/>合成通道的可复用性和可读性较差，在实际建模中很少使用。</text:p>
      <text:h text:style-name="Heading_20_2" text:outline-level="2">系统建模中的分层模型</text:h>
      <text:p text:style-name="Standard"><text:tab/>交易级建模和通信细化是systemc中的重要概念，</text:p>
      <text:h text:style-name="Heading_20_3" text:outline-level="3">系统建模中通信的抽象层次</text:h>
      <text:p text:style-name="Standard"><text:tab/>系统建模是将底层细节屏蔽的抽象过程。如下列出了通信体系结构的抽象层次和每个层次屏蔽掉的细节。</text:p>
      <text:p text:style-name="Standard"/>
      <text:p text:style-name="P5"><text:tab/>消息层(Message Layer) <text:s text:c="3"/><text:tab/><text:tab/>L3<text:tab/><text:tab/><text:tab/><text:tab/>屏蔽了资源共享，时序</text:p>
      <text:p text:style-name="P5"><text:tab/>交易层(TransactionLayer) <text:s text:c="3"/><text:tab/>L2<text:tab/><text:tab/><text:tab/><text:tab/>屏蔽了时钟，协议</text:p>
      <text:p text:style-name="P5"><text:tab/>传输层(Transfer Layer)<text:tab/><text:tab/>L1<text:tab/><text:tab/><text:tab/><text:tab/>屏蔽了连线，寄存器</text:p>
      <text:p text:style-name="P5"><text:tab/>寄存器传输层(RTL Layer)<text:tab/><text:tab/>L0<text:tab/><text:tab/><text:tab/><text:tab/>屏蔽门，门/连线延时</text:p>
      <text:p text:style-name="Standard"/>
      <text:p text:style-name="Standard"><text:tab/>每个层次包含三种组建：发起者、通道和目标设备。发起者通过接口，利用通道链接到目标设备上。接口给发起者和目标设备提供了通道所提供的服务。这样在保证提供基本的服务需求下就可以方便的修改通道，而无需修改发起者和目标设备。通信分层结构能够支持基于端口的设计方法。来自不同抽象层次的发起者和目标设备间的通信操作能够利用一些适配器实现，这些适配器实现对多个抽象层的包装或者能够适应于多个抽象层次。</text:p>
      <text:h text:style-name="Heading_20_3" text:outline-level="3"><text:soft-page-break/>寄存器传输层</text:h>
      <text:p text:style-name="Standard"><text:tab/>寄存器传输层描述了存储单元和组合逻辑块之间的互连关系，可以直接进行逻辑综合得到门级网表&lt;netlist&gt;。有关RTL的建模可参考上面章节描述。</text:p>
      <text:p text:style-name="Standard"><text:tab/>寄存器传输层的描述主要用来进行Soc的最终硬件实现。特征：</text:p>
      <text:p text:style-name="Standard"><text:tab/>1、精确到管脚和比特</text:p>
      <text:p text:style-name="Standard"><text:tab/>2、形成最终可综合的VHDL，Verilog或者SystemC代码</text:p>
      <text:p text:style-name="Standard"><text:tab/>3、能够反向标注估计的传播延迟</text:p>
      <text:p text:style-name="Standard"><text:tab/>通信抽象模型与集成电路设计中的分层抽象模型不同。在集成电路设计中的分层抽象模型中，RTL层下面还有门级和晶体管级，而通信抽象中则一般不谈这两个级别，这也说明通信抽象更高级。</text:p>
      <text:h text:style-name="Heading_20_3" text:outline-level="3">传输层</text:h>
      <text:p text:style-name="Standard"><text:tab/>传输层在寄存器传输层之上，它的特点是这个抽象层中的系统是由精确到周期的行为组成，寄存器传输层也是精确到时钟的。传输层的系统建模一般对应着一定的总线协议。这一层的系统模型是有时钟的，主设备和从设备之间的一次交易在时钟事件上完成。一次交易代表了一次数据传输和相应的总线控制信号的握手。</text:p>
      <text:p text:style-name="Standard"><text:tab/><text:span text:style-name="T8">这一层的模型并不需要写成可综合的实现代码，而只需要提供一个精确到时钟周期、符合协议要求的模块互连机制和一个快速仿真的测试平台</text:span>。L1的模块可以通过适当的转换与L0的RTL模块互连，也可以与L2的通道互连。</text:p>
      <text:p text:style-name="Standard"><text:tab/>传输层模型的功能可以由寄存器传输层模型完成，但是与寄存器传输层相比，<text:span text:style-name="T3">传输层的特点在于</text:span>：</text:p>
      <text:p text:style-name="Standard"><text:tab/>1、网表简单，整个通信接口之需要一跟线即可完成，网表不随着参数改变</text:p>
      <text:p text:style-name="Standard"><text:tab/>2、<text:tab/>仿真速度快。通信信道的实现不需要信号，而通过事件、变量和函数完成，这比RTL层的仿真快。</text:p>
      <text:p text:style-name="Standard"><text:tab/>3、功能块和通信信道之间的接口代码更为简单，功能块仅需要得到通道的函数调用，不需要知道接口信号。</text:p>
      <text:p text:style-name="Standard"/>
      <text:p text:style-name="Standard"><text:tab/><text:span text:style-name="T3">该层主要用途</text:span>：</text:p>
      <text:p text:style-name="Standard"><text:tab/>1、是L3和L2模块和精确到周期的模型之间的桥梁。</text:p>
      <text:p text:style-name="Standard"><text:tab/>2、为一些IP模块&lt;eg. 嵌入式处理器&gt;的抽象仿真模型提供精确到周期的接口。</text:p>
      <text:p text:style-name="Standard"><text:tab/>3、进行精确到周期的测试平台建模</text:p>
      <text:p text:style-name="Standard"><text:tab/>4、进行精确到周期的性能仿真。</text:p>
      <text:p text:style-name="Standard"/>
      <text:p text:style-name="Standard"><text:tab/><text:span text:style-name="T3">主要特点</text:span>：</text:p>
      <text:p text:style-name="Standard"><text:tab/>1、将精确到周期的协议映射到给定的硬件接口和总线结构上</text:p>
      <text:p text:style-name="Standard"><text:tab/>2、隐藏了接口的管脚</text:p>
      <text:p text:style-name="Standard"><text:tab/>3、精确到字节的数据</text:p>
      <text:p text:style-name="Standard"><text:tab/>4、交易具有内部结构</text:p>
      <text:p text:style-name="Standard"><text:tab/>5、交易直接映射到总线周期</text:p>
      <text:p text:style-name="Standard"><text:tab/>6、可以通过改变参数来对不同的总线协议和信号端口进行建模</text:p>
      <text:p text:style-name="Standard"/>
      <text:p text:style-name="Standard"/>
      <text:p text:style-name="Standard"/>
      <text:h text:style-name="Heading_20_3" text:outline-level="3"><text:soft-page-break/>交易层</text:h>
      <text:p text:style-name="Standard"><text:tab/>交易层是L2，该层的系统模型带有时间信息，但并不精确到时钟周期，系统是时间驱动执行的。发起者设备和目标设备之间的一个交易可能包含几个数据的传输(也就是一个突发型传输)。执行这个交易所需要的时间由主设备和从设备来估计。通常的交易级系统模型与总线协议()无关，因为总线协议总是与精确到时钟周期的系统有关。</text:p>
      <text:p text:style-name="Standard"><text:tab/><text:span text:style-name="T3">交易级建模的主要用途为</text:span>：</text:p>
      <text:p text:style-name="Standard"><text:tab/>1、硬件体系结构的性能分析和行为分析</text:p>
      <text:p text:style-name="Standard"><text:tab/>2、软硬件划分和协同设计</text:p>
      <text:p text:style-name="Standard"><text:tab/>3、周期性能分析</text:p>
      <text:p text:style-name="Standard"><text:tab/>4、作为底层设备驱动和硬件仿真模型的接口</text:p>
      <text:p text:style-name="Standard"><text:tab/>5、集成操作系统仿真器和硬件模拟器</text:p>
      <text:p text:style-name="Standard"><text:tab/>6、作为精确到周期的模型和交易级模型的仿真平台</text:p>
      <text:p text:style-name="Standard"><text:tab/>7、作为测试图样，或者模拟设计的系统环境</text:p>
      <text:p text:style-name="Standard"><text:tab/><text:span text:style-name="T3">特点</text:span>：</text:p>
      <text:p text:style-name="Standard"><text:tab/>1、交易层是将理想的结构映射到需要考虑资源分配和设计约束的结构中</text:p>
      <text:p text:style-name="Standard"><text:tab/>2、存储器和寄存器的映射是精确的</text:p>
      <text:p text:style-name="Standard"><text:tab/>3、允许多线程通信</text:p>
      <text:p text:style-name="Standard"><text:tab/>4、可以通过对数据类型的约束来对总线的突发传输或者突发传输片段进行建模</text:p>
      <text:p text:style-name="Standard"><text:tab/>5、事件驱动的仿真机制，带有时间估计</text:p>
      <text:p text:style-name="Standard"><text:tab/>6、能够基于传输量和延时约束进行延时性能估计。性能估计能够采取基于报告的方式。也就是说，</text:p>
      <text:p text:style-name="Standard"><text:tab/> <text:s text:c="4"/>时间驱动的通道能够根据总线宽度和总线协议计算并报告一个交易需要多少个时钟周期，或者</text:p>
      <text:p text:style-name="Standard"><text:tab/> <text:s text:c="4"/>通过插入延时来仿真时间。</text:p>
      <text:p text:style-name="Standard"><text:tab/>7、能够利用参数来精细的调整设计规范，以解决约束过紧或者过松的情形。</text:p>
      <text:p text:style-name="Standard"><text:tab/>8、利用参数来对不同的总线协议和信号接口进行建模。</text:p>
      <text:h text:style-name="Heading_20_3" text:outline-level="3">消息层</text:h>
      <text:p text:style-name="Standard"><text:tab/>消息层是L3，L3的系统没有任何时间信息，系统执行是事件驱动的。主设备和从设备之间的一次交易包含了多个数据的传输，这些数据可能处于非常抽象的层次。</text:p>
      <text:p text:style-name="Standard"><text:tab/>消息层系统模型主要用来证明系统概念，制定可执行的设计规范，功能划分和高层的设计折中等，<text:span text:style-name="T3">包括</text:span>：</text:p>
      <text:p text:style-name="Standard"><text:tab/>1、对数据通道和控制单元进行功能划分</text:p>
      <text:p text:style-name="Standard"><text:tab/>2、系统通信定义和最初的概念型系统的测试平台</text:p>
      <text:p text:style-name="Standard"><text:tab/>3、与高层的系统仿真(比如SDL， UML)继承</text:p>
      <text:p text:style-name="Standard"><text:tab/>4、算法性能、行为和控制探索</text:p>
      <text:p text:style-name="Standard"><text:tab/><text:span text:style-name="T3">特点</text:span>：</text:p>
      <text:p text:style-name="Standard"><text:tab/>1、实现结构的抽象</text:p>
      <text:p text:style-name="Standard"><text:tab/>2、事件驱动的仿真语法</text:p>
      <text:p text:style-name="Standard"><text:tab/>3、原语支持类似RTOS的通信和同步方法。利用复制和指针操作来进行数据传输。</text:p>
      <text:p text:style-name="Standard"><text:tab/>4、点对点的主从设备互连。</text:p>
      <text:p text:style-name="Standard"><text:soft-page-break/><text:tab/>5、支持抽象数据类型</text:p>
      <text:p text:style-name="Standard"><text:tab/>6、不使用地址映射，而使用进程映射</text:p>
      <text:p text:style-name="Standard"><text:tab/>7、支持阻塞型和非阻塞型的消息传递端口，不要求实现消息队列</text:p>
      <text:p text:style-name="Standard"><text:tab/>8、某些系统中，如果从设备等不到事件发生，就会忽略它们，而主设备必须做出处理</text:p>
      <text:p text:style-name="Standard"><text:tab/>9、支持非流水线风格和时间顺序的流水线风格，非分离的或分离的端口等</text:p>
      <text:h text:style-name="Heading_20_2" text:outline-level="2">systemc的交易级建模</text:h>
      <text:h text:style-name="Heading_20_3" text:outline-level="3">交易的概念</text:h>
      <text:p text:style-name="Standard"><text:tab/>在片上系统建模中，交易(transaction)是一个十分重要的概念。一般来说，交易可以理解为系统模型中两个组建之间的一次数据交换。这个交换与所采用的协议无关，因为交易级的模型通常不牵扯到具体的总线时序等细节。一个数据交易可能是在系统组件之间传输的单个字，一列字或者整个数据结构。例如：一个DMA主设备能够发出请求，从寄存器中读入一个数据。它首先要发出一个读交易，制定目标存储器的地址。另外一种情况，当嵌入式的软件要向DMA控制器中写入控制字时，就会发出一个写交易。为了保证SoC模块之间的同步所做的操作可以被看作是一个事件交易；而组建之间的中断也可以被视为一个交易。</text:p>
      <text:h text:style-name="Heading_20_3" text:outline-level="3">嵌入式软件开发与交易级建模</text:h>
      <text:p text:style-name="Standard"><text:tab/>交易级建模提供了一个非常重要的用途就是可以在整个设计的比较早的阶段就开始进行嵌入式软件的开发。实际上，大多数的SoC设计都包含至少一个可编程的处理器，软件开发是soc设计中重要的一部分。TLM模型能够提供非常快速的硬件仿真速度，从而提高开发的效率。工程实践中的TLM模型仿真的速度要比RTL模型仿真的速度快100~1000倍，每秒钟能够仿真至少100k个交易。</text:p>
      <text:p text:style-name="Standard"><text:tab/>虽然一些与底层硬件实现密切相关的软件开发，要等到实际的RTL模型开发完成才能进行，上述进程仍然能够节省很多时间。</text:p>
      <text:h text:style-name="Heading_20_3" text:outline-level="3">交易级建模用于系统结构探索</text:h>
      <text:p text:style-name="Standard"><text:tab/>TLM模型包含了时间之间的正确顺序，而没有底层的物理延时，从而为软件设计者提供了一些初步的性能分析。而系统设计者对含有时间信息的TLM模型更感兴趣，因为这种模型可以进行系统结构的一些评价，从而进行系统结构的探索和优化。<text:span text:style-name="T8">虽然RTL模型会提供更为精确的时间信息以用于分析，但是它也有缺点。首先，由于考虑的细节增多，它的开发比TLM开发要困难。其次，当进行结构优化时，带有物理细节的模型要比TLM模型更难以更改</text:span>。</text:p>
      <text:h text:style-name="Heading_20_3" text:outline-level="3">systemc交易级建模的特点</text:h>
      <text:p text:style-name="Standard"><text:tab/>进行交易级建模的soc设计一般都是需要软硬件协同设计的混合系统。大多数的系统带有一个或者多个嵌入式的微处理器和相应的片上总线通信结构。完成各个功能模块之间的相互通信。交易级建模的主要任务是利用systemc进行相应的通信抽象，实现通信机制。</text:p>
      <text:p text:style-name="Standard"><text:tab/>Systemc的通信机制有两个特点：</text:p>
      <text:p text:style-name="Standard"><text:tab/>1、功能与通信分离。也就是实现具体算法的部分与实现数据和事件传输的部分分离。功能由systemc<text:soft-page-break/>的模块(sc_module)来实现，而通信由通道(channel)来实现。</text:p>
      <text:p text:style-name="Standard"><text:tab/>2、接口方法调用(interface Method call, IMC)。一组给定的通信方法(method)被称为接口(interface),包括数据接口和控制接口。通道(channel)是由一个或者多个接口来实现。模块能够使用他们的端口(port)与实现相应接口的通道进行互连。</text:p>
      <text:h text:style-name="Heading_20_2" text:outline-level="2">通信细化</text:h>
      <text:h text:style-name="Heading_20_3" text:outline-level="3">通信细化的概念</text:h>
      <text:p text:style-name="Standard"><text:tab/>当最佳系统体系结构被选定，TLM模型被逐步的细化，转换为可以综合的寄存器传输级模型。</text:p>
      <text:p text:style-name="Standard"><text:tab/>所谓通信细化是指，在保持接口不变的情况下具体实现的细节可以由粗糙的功能模型向更低抽象级别的模型和具体的实现细节转换，单独修改或者替换某一个单元不会影响其他单元，一般需要引入适配模块以保持到其他模块的接口不变。</text:p>
      <text:p text:style-name="Standard"><text:tab/>通信细化本身包含了很多内容，在各个层次的模型向下一个层次的模型进行转换的时候都要进行通信细化。实际上在系统综合等过程中通信细化是很关键的技术。狭义上，可以将通信细化简单的理解为将TLM模型转化为RTL模型的过程。</text:p>
      <text:h text:style-name="Heading_20_1" text:outline-level="1">systemc的master-slave通信库</text:h>
      <text:h text:style-name="Heading_20_2" text:outline-level="2">Systemc master-slave通信库综述</text:h>
      <text:p text:style-name="Standard"><text:tab/>systemc可以支持业界的很多设计方法学。OSCI的思路是定义一个小的语言子集作为核心语言，以完成最基本的语言架构。具体的设计方法学和具体的应用是由一些专用库实现的。比如master-slvae通信库和verification库。</text:p>
      <text:p text:style-name="Standard"><text:tab/>当今集成电路的发展方向是片上系统集成，通常一个片上系统包括一个或者多个处理器、DSP、周边设备和用户定制集成电路，这些模块利用一个总线体系相互通信。为了对这样的体系高校建模，systemc引入了master-slave库，对片上通信的系统进行抽象。master是发起传输的设备，slave响应主设备发出的请求。他们之间的通信由通道完成连接。master-slave通信库还引入了进程之间的内嵌通信机制，适用于对软件-软件通信、硬件-软件接口和硬件-硬件接口之间通信的建模。他还在功能级定义了master-slave的通信协议，当它被细化到master-slave总线协议时，保留了功能级定义的通信和执行顺序。利用这个库，复杂的系统模型能够利用顺序通信的功能模块之间的互联来构建，从而屏蔽无用的实现细节。</text:p>
      <text:p text:style-name="Standard"><text:tab/>master-slave通信库还使得通信与模块的行为能够在一定程度上分离。这样的好处，首先在于可以方便地向soc中集成IP模块。封装成为抽象通信模型的IP模块能够使用接口综合工具自动嵌入到系统中，设计者可以不去考虑具体的总线时序和管脚映射等细节，能够迅速更换类似的IP模块。另外的一个好处是，可以进行模块之间的通信细化，把模块之间的抽象通道利用一个更加详细、更加底层的模型来替换，而不影响模块本身。例如，我们可以在功能级定义一个抽象的通信协议，确保无误后，将其细化为一个FIFO通信链路或者一个总线周期精确级的通信链路。这种设计方法学可以很容易地实现模块化设计和设计重用。</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驿等宽正黑"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6-01T14:33:18</dc:date>
    <dc:creator>王树珂 Wang)</dc:creator>
    <meta:editing-duration>PT21H22M56S</meta:editing-duration>
    <meta:editing-cycles>455</meta:editing-cycles>
    <meta:generator>LibreOffice/3.5$Linux_X86_64 LibreOffice_project/350m1$Build-202</meta:generator>
    <meta:document-statistic meta:table-count="0" meta:image-count="0" meta:object-count="0" meta:page-count="26" meta:paragraph-count="509" meta:word-count="3898" meta:character-count="22614" meta:non-whitespace-character-count="23320"/>
  </office:meta>
</office:document-meta>
</file>